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3_aggregate" table:style-name="ta1">
        <table:shapes>
          <draw:frame draw:z-index="0" draw:style-name="gr1" draw:text-style-name="P1" svg:width="6.2972in" svg:height="3.5453in" svg:x="1.0409in" svg:y="3.6083in">
            <draw:object draw:notify-on-update-of-ranges="r3_aggregate.C35:r3_aggregate.C35 r3_aggregate.C36:r3_aggregate.C43 r3_aggregate.D35:r3_aggregate.D35 r3_aggregate.D36:r3_aggregate.D43 r3_aggregate.C35:r3_aggregate.C35 r3_aggregate.C36:r3_aggregate.C43 r3_aggregate.E35:r3_aggregate.E35 r3_aggregate.E36:r3_aggregate.E43 r3_aggregate.C35:r3_aggregate.C35 r3_aggregate.C36:r3_aggregate.C43 r3_aggregate.F35:r3_aggregate.F35 r3_aggregate.F36:r3_aggregate.F43 r3_aggregate.C35:r3_aggregate.C35 r3_aggregate.C36:r3_aggregate.C43 r3_aggregate.G35:r3_aggregate.G35 r3_aggregate.G36:r3_aggregate.G43 r3_aggregate.C35:r3_aggregate.C35 r3_aggregate.C36:r3_aggregate.C43 r3_aggregate.H35:r3_aggregate.H35 r3_aggregate.H36:r3_aggregate.H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53in" svg:x="8.487in" svg:y="2.9488in">
            <draw:object draw:notify-on-update-of-ranges="r3_aggregate.J35:r3_aggregate.J35 r3_aggregate.J36:r3_aggregate.J40 r3_aggregate.K35:r3_aggregate.K35 r3_aggregate.K36:r3_aggregate.K40 r3_aggregate.J35:r3_aggregate.J35 r3_aggregate.J36:r3_aggregate.J40 r3_aggregate.L35:r3_aggregate.L35 r3_aggregate.L36:r3_aggregate.L40 r3_aggregate.J35:r3_aggregate.J35 r3_aggregate.J36:r3_aggregate.J40 r3_aggregate.M35:r3_aggregate.M35 r3_aggregate.M36:r3_aggregate.M40 r3_aggregate.J35:r3_aggregate.J35 r3_aggregate.J36:r3_aggregate.J40 r3_aggregate.N35:r3_aggregate.N35 r3_aggregate.N36:r3_aggregate.N40 r3_aggregate.J35:r3_aggregate.J35 r3_aggregate.J36:r3_aggregate.J40 r3_aggregate.O35:r3_aggregate.O35 r3_aggregate.O36:r3_aggregate.O40 r3_aggregate.J35:r3_aggregate.J35 r3_aggregate.J36:r3_aggregate.J40 r3_aggregate.P35:r3_aggregate.P35 r3_aggregate.P36:r3_aggregate.P40 r3_aggregate.J35:r3_aggregate.J35 r3_aggregate.J36:r3_aggregate.J40 r3_aggregate.Q35:r3_aggregate.Q35 r3_aggregate.Q36:r3_aggregate.Q40 r3_aggregate.J35:r3_aggregate.J35 r3_aggregate.J36:r3_aggregate.J40 r3_aggregate.R35:r3_aggregate.R35 r3_aggregate.R36:r3_aggregate.R4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9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23332" calcext:value-type="float">
            <text:p>0.01233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5733" calcext:value-type="float">
            <text:p>0.0257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37241" calcext:value-type="float">
            <text:p>0.04372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53679" calcext:value-type="float">
            <text:p>0.05536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0019" calcext:value-type="float">
            <text:p>0.0900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819" calcext:value-type="float">
            <text:p>0.0268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5911" calcext:value-type="float">
            <text:p>0.04259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545" calcext:value-type="float">
            <text:p>0.055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1924" calcext:value-type="float">
            <text:p>0.0719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71272" calcext:value-type="float">
            <text:p>0.08712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7161" calcext:value-type="float">
            <text:p>0.18716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08887" calcext:value-type="float">
            <text:p>0.208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20186" calcext:value-type="float">
            <text:p>0.22018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5478" calcext:value-type="float">
            <text:p>0.24547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59322" calcext:value-type="float">
            <text:p>0.25932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7493" calcext:value-type="float">
            <text:p>1.574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0254" calcext:value-type="float">
            <text:p>1.602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1838" calcext:value-type="float">
            <text:p>1.618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5694" calcext:value-type="float">
            <text:p>1.656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68109" calcext:value-type="float">
            <text:p>1.681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298" calcext:value-type="float">
            <text:p>7.12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75035" calcext:value-type="float">
            <text:p>3.7503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78393" calcext:value-type="float">
            <text:p>3.783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80759" calcext:value-type="float">
            <text:p>3.8075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87717" calcext:value-type="float">
            <text:p>3.877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64.3516" calcext:value-type="float">
            <text:p>64.351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2.3743" calcext:value-type="float">
            <text:p>32.374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6.2365" calcext:value-type="float">
            <text:p>16.236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8.21724" calcext:value-type="float">
            <text:p>8.217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16505" calcext:value-type="float">
            <text:p>4.165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9.547" calcext:value-type="float">
            <text:p>149.54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5.0636" calcext:value-type="float">
            <text:p>75.063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8.53" calcext:value-type="float">
            <text:p>38.5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78.104" calcext:value-type="float">
            <text:p>378.104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17707" calcext:value-type="float">
            <text:p>0.001177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07393" calcext:value-type="float">
            <text:p>0.003073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170898" calcext:value-type="float">
            <text:p>0.001708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09906" calcext:value-type="float">
            <text:p>0.0050990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332091" calcext:value-type="float">
            <text:p>0.03320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66199" calcext:value-type="float">
            <text:p>0.008661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21202" calcext:value-type="float">
            <text:p>0.0092120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23593" calcext:value-type="float">
            <text:p>0.008235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804996" calcext:value-type="float">
            <text:p>0.0080499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3478" calcext:value-type="float">
            <text:p>0.01034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27198" calcext:value-type="float">
            <text:p>0.07271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3678" calcext:value-type="float">
            <text:p>0.063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601" calcext:value-type="float">
            <text:p>0.0436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05741" calcext:value-type="float">
            <text:p>0.0505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4589" calcext:value-type="float">
            <text:p>0.05745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609111" calcext:value-type="float">
            <text:p>0.6091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72762" calcext:value-type="float">
            <text:p>0.47276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72192" calcext:value-type="float">
            <text:p>0.3721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72318" calcext:value-type="float">
            <text:p>0.37231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75984" calcext:value-type="float">
            <text:p>0.37598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5.07899" calcext:value-type="float">
            <text:p>5.078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8926" calcext:value-type="float">
            <text:p>2.5892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40734" calcext:value-type="float">
            <text:p>2.4073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41992" calcext:value-type="float">
            <text:p>2.419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9969" calcext:value-type="float">
            <text:p>2.599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59.8821" calcext:value-type="float">
            <text:p>59.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8.7795" calcext:value-type="float">
            <text:p>28.77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5.4957" calcext:value-type="float">
            <text:p>15.49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36433" calcext:value-type="float">
            <text:p>8.3643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81987" calcext:value-type="float">
            <text:p>3.819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5.065" calcext:value-type="float">
            <text:p>175.06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9.7104" calcext:value-type="float">
            <text:p>89.71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4.7145" calcext:value-type="float">
            <text:p>44.714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714.973" calcext:value-type="float">
            <text:p>714.973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47009" calcext:value-type="float">
            <text:p>0.001470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2084" calcext:value-type="float">
            <text:p>0.0020208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83313" calcext:value-type="float">
            <text:p>0.002833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89497" calcext:value-type="float">
            <text:p>0.004894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14915" calcext:value-type="float">
            <text:p>0.008149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4229" calcext:value-type="float">
            <text:p>0.004422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46391" calcext:value-type="float">
            <text:p>0.004463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70781" calcext:value-type="float">
            <text:p>0.0047078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12807" calcext:value-type="float">
            <text:p>0.006128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12059" calcext:value-type="float">
            <text:p>0.011205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5789" calcext:value-type="float">
            <text:p>0.0257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691" calcext:value-type="float">
            <text:p>0.0196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62179" calcext:value-type="float">
            <text:p>0.0162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2441" calcext:value-type="float">
            <text:p>0.017244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1" calcext:value-type="float">
            <text:p>0.02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15045" calcext:value-type="float">
            <text:p>0.21504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8806" calcext:value-type="float">
            <text:p>0.1488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07256" calcext:value-type="float">
            <text:p>0.10725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75247" calcext:value-type="float">
            <text:p>0.07524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598271" calcext:value-type="float">
            <text:p>0.059827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5439" calcext:value-type="float">
            <text:p>2.154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33826" calcext:value-type="float">
            <text:p>1.3382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49052" calcext:value-type="float">
            <text:p>1.4905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6717" calcext:value-type="float">
            <text:p>0.8671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47314" calcext:value-type="float">
            <text:p>0.347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3.7052" calcext:value-type="float">
            <text:p>33.705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0219" calcext:value-type="float">
            <text:p>25.02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.9349" calcext:value-type="float">
            <text:p>13.934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7.17709" calcext:value-type="float">
            <text:p>7.177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71253" calcext:value-type="float">
            <text:p>3.7125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24.764" calcext:value-type="float">
            <text:p>124.7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6.8278" calcext:value-type="float">
            <text:p>66.82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5.1822" calcext:value-type="float">
            <text:p>35.182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95.161" calcext:value-type="float">
            <text:p>295.161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55652" calcext:value-type="float">
            <text:p>0.0015565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4005" calcext:value-type="float">
            <text:p>0.002140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15738" calcext:value-type="float">
            <text:p>0.0031573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3761" calcext:value-type="float">
            <text:p>0.006137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2028" calcext:value-type="float">
            <text:p>0.01202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68254" calcext:value-type="float">
            <text:p>0.0046825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492299" calcext:value-type="float">
            <text:p>0.0049229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687" calcext:value-type="float">
            <text:p>0.0056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774801" calcext:value-type="float">
            <text:p>0.007748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4884" calcext:value-type="float">
            <text:p>0.01488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69305" calcext:value-type="float">
            <text:p>0.02693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939" calcext:value-type="float">
            <text:p>0.0209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34" calcext:value-type="float">
            <text:p>0.020163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404" calcext:value-type="float">
            <text:p>0.0219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53954" calcext:value-type="float">
            <text:p>0.025395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565688" calcext:value-type="float">
            <text:p>0.5656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3711" calcext:value-type="float">
            <text:p>0.337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8674" calcext:value-type="float">
            <text:p>0.11867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859295" calcext:value-type="float">
            <text:p>0.08592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78765" calcext:value-type="float">
            <text:p>0.0787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51456" calcext:value-type="float">
            <text:p>4.5145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38122" calcext:value-type="float">
            <text:p>3.3812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86982" calcext:value-type="float">
            <text:p>1.8698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99968" calcext:value-type="float">
            <text:p>0.99996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478181" calcext:value-type="float">
            <text:p>0.4781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5.1576" calcext:value-type="float">
            <text:p>35.157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7364" calcext:value-type="float">
            <text:p>26.73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5.6177" calcext:value-type="float">
            <text:p>15.61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8.39749" calcext:value-type="float">
            <text:p>8.397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32553" calcext:value-type="float">
            <text:p>4.3255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24.985" calcext:value-type="float">
            <text:p>124.98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7.2808" calcext:value-type="float">
            <text:p>67.28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6.6607" calcext:value-type="float">
            <text:p>36.66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98.798" calcext:value-type="float">
            <text:p>298.798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63496" calcext:value-type="float">
            <text:p>0.001634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45905" calcext:value-type="float">
            <text:p>0.0024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62456" calcext:value-type="float">
            <text:p>0.003624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716603" calcext:value-type="float">
            <text:p>0.00716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48126" calcext:value-type="float">
            <text:p>0.01481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490355" calcext:value-type="float">
            <text:p>0.004903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12505" calcext:value-type="float">
            <text:p>0.005125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00743" calcext:value-type="float">
            <text:p>0.0060074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69696" calcext:value-type="float">
            <text:p>0.009696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81365" calcext:value-type="float">
            <text:p>0.018136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73151" calcext:value-type="float">
            <text:p>0.02731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18035" calcext:value-type="float">
            <text:p>0.02180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18514" calcext:value-type="float">
            <text:p>0.02185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51083" calcext:value-type="float">
            <text:p>0.025108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91655" calcext:value-type="float">
            <text:p>0.02916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69811" calcext:value-type="float">
            <text:p>0.5698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68825" calcext:value-type="float">
            <text:p>0.3688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93635" calcext:value-type="float">
            <text:p>0.2936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91174" calcext:value-type="float">
            <text:p>0.09117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838751" calcext:value-type="float">
            <text:p>0.083875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7938" calcext:value-type="float">
            <text:p>4.579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43416" calcext:value-type="float">
            <text:p>3.434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94702" calcext:value-type="float">
            <text:p>1.947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4658" calcext:value-type="float">
            <text:p>1.046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58502" calcext:value-type="float">
            <text:p>0.5585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5.9115" calcext:value-type="float">
            <text:p>35.9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7.0367" calcext:value-type="float">
            <text:p>27.036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5.7516" calcext:value-type="float">
            <text:p>15.75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8.48342" calcext:value-type="float">
            <text:p>8.483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41459" calcext:value-type="float">
            <text:p>4.414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25.137" calcext:value-type="float">
            <text:p>125.1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7.7339" calcext:value-type="float">
            <text:p>67.73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7.2329" calcext:value-type="float">
            <text:p>37.23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00.813" calcext:value-type="float">
            <text:p>300.813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71351" calcext:value-type="float">
            <text:p>0.0017135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599" calcext:value-type="float">
            <text:p>0.002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93343" calcext:value-type="float">
            <text:p>0.0039334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02475" calcext:value-type="float">
            <text:p>0.010247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9107" calcext:value-type="float">
            <text:p>0.01910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32901" calcext:value-type="float">
            <text:p>0.005329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32794" calcext:value-type="float">
            <text:p>0.0053279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36899" calcext:value-type="float">
            <text:p>0.006368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14961" calcext:value-type="float">
            <text:p>0.01149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36878" calcext:value-type="float">
            <text:p>0.023687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83977" calcext:value-type="float">
            <text:p>0.028397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25816" calcext:value-type="float">
            <text:p>0.022581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2901" calcext:value-type="float">
            <text:p>0.02429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90945" calcext:value-type="float">
            <text:p>0.02909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4693" calcext:value-type="float">
            <text:p>0.03469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276" calcext:value-type="float">
            <text:p>0.572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485789" calcext:value-type="float">
            <text:p>0.48578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1138" calcext:value-type="float">
            <text:p>0.311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04881" calcext:value-type="float">
            <text:p>0.10488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909954" calcext:value-type="float">
            <text:p>0.090995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63706" calcext:value-type="float">
            <text:p>4.637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46562" calcext:value-type="float">
            <text:p>3.465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01141" calcext:value-type="float">
            <text:p>2.011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0816" calcext:value-type="float">
            <text:p>1.1081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91538" calcext:value-type="float">
            <text:p>0.5915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6.2244" calcext:value-type="float">
            <text:p>36.22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7.1979" calcext:value-type="float">
            <text:p>27.197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5.8136" calcext:value-type="float">
            <text:p>15.81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60873" calcext:value-type="float">
            <text:p>8.6087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5371" calcext:value-type="float">
            <text:p>4.5537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25.671" calcext:value-type="float">
            <text:p>125.67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8.4413" calcext:value-type="float">
            <text:p>68.441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7.599" calcext:value-type="float">
            <text:p>37.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03.099" calcext:value-type="float">
            <text:p>303.099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8019" calcext:value-type="float">
            <text:p>0.00280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392079" calcext:value-type="float">
            <text:p>0.003920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72509" calcext:value-type="float">
            <text:p>0.009725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45781" calcext:value-type="float">
            <text:p>0.02457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7908" calcext:value-type="float">
            <text:p>0.04079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95093" calcext:value-type="float">
            <text:p>0.005950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96905" calcext:value-type="float">
            <text:p>0.00596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7121" calcext:value-type="float">
            <text:p>0.01771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4198" calcext:value-type="float">
            <text:p>0.0174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57342" calcext:value-type="float">
            <text:p>0.045734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2135" calcext:value-type="float">
            <text:p>0.07213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6862" calcext:value-type="float">
            <text:p>0.03368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72822" calcext:value-type="float">
            <text:p>0.03728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58679" calcext:value-type="float">
            <text:p>0.03586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529268" calcext:value-type="float">
            <text:p>0.05292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4837" calcext:value-type="float">
            <text:p>0.58483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60732" calcext:value-type="float">
            <text:p>0.6073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42329" calcext:value-type="float">
            <text:p>0.3423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9039" calcext:value-type="float">
            <text:p>0.3390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69437" calcext:value-type="float">
            <text:p>0.26943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7572" calcext:value-type="float">
            <text:p>4.4757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62191" calcext:value-type="float">
            <text:p>3.621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1696" calcext:value-type="float">
            <text:p>2.1169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21773" calcext:value-type="float">
            <text:p>1.2177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88193" calcext:value-type="float">
            <text:p>0.7881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6.8979" calcext:value-type="float">
            <text:p>36.89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7.7125" calcext:value-type="float">
            <text:p>27.7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873" calcext:value-type="float">
            <text:p>16.187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8.81202" calcext:value-type="float">
            <text:p>8.8120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4.76213" calcext:value-type="float">
            <text:p>4.7621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27.853" calcext:value-type="float">
            <text:p>127.8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0.9852" calcext:value-type="float">
            <text:p>70.985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9.7687" calcext:value-type="float">
            <text:p>39.768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14.675" calcext:value-type="float">
            <text:p>314.675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68196" calcext:value-type="float">
            <text:p>0.00168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41457" calcext:value-type="float">
            <text:p>0.002414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83854" calcext:value-type="float">
            <text:p>0.0038385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2254" calcext:value-type="float">
            <text:p>0.0087225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63468" calcext:value-type="float">
            <text:p>0.016346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98451" calcext:value-type="float">
            <text:p>0.004984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14068" calcext:value-type="float">
            <text:p>0.0051406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31765" calcext:value-type="float">
            <text:p>0.006317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01159" calcext:value-type="float">
            <text:p>0.01011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2844" calcext:value-type="float">
            <text:p>0.020284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29974" calcext:value-type="float">
            <text:p>0.03299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20225" calcext:value-type="float">
            <text:p>0.022022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28302" calcext:value-type="float">
            <text:p>0.02283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54095" calcext:value-type="float">
            <text:p>0.02540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09464" calcext:value-type="float">
            <text:p>0.030946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43519" calcext:value-type="float">
            <text:p>0.5435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7828" calcext:value-type="float">
            <text:p>0.3978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6047" calcext:value-type="float">
            <text:p>0.2360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28618" calcext:value-type="float">
            <text:p>0.12861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874413" calcext:value-type="float">
            <text:p>0.08744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98906" calcext:value-type="float">
            <text:p>0.39890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36756" calcext:value-type="float">
            <text:p>3.367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93738" calcext:value-type="float">
            <text:p>1.9373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04865" calcext:value-type="float">
            <text:p>1.048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538759" calcext:value-type="float">
            <text:p>0.5387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5.6668" calcext:value-type="float">
            <text:p>35.666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8682" calcext:value-type="float">
            <text:p>26.86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5.6812" calcext:value-type="float">
            <text:p>15.681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8.46492" calcext:value-type="float">
            <text:p>8.4649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42836" calcext:value-type="float">
            <text:p>4.4283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5.394" calcext:value-type="float">
            <text:p>125.3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7.9726" calcext:value-type="float">
            <text:p>67.97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7.1804" calcext:value-type="float">
            <text:p>37.180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01.368" calcext:value-type="float">
            <text:p>301.368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210309" calcext:value-type="float">
            <text:p>0.00021030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03116" calcext:value-type="float">
            <text:p>0.00030311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03709" calcext:value-type="float">
            <text:p>0.0010370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1298" calcext:value-type="float">
            <text:p>0.004129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27592" calcext:value-type="float">
            <text:p>0.0062759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82314" calcext:value-type="float">
            <text:p>0.00038231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03271" calcext:value-type="float">
            <text:p>0.000303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1149" calcext:value-type="float">
            <text:p>0.0016114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92994" calcext:value-type="float">
            <text:p>0.002929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50479" calcext:value-type="float">
            <text:p>0.00750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44242" calcext:value-type="float">
            <text:p>0.014424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90084" calcext:value-type="float">
            <text:p>0.001900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68811" calcext:value-type="float">
            <text:p>0.0036881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45784" calcext:value-type="float">
            <text:p>0.004457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20889" calcext:value-type="float">
            <text:p>0.0072088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17259" calcext:value-type="float">
            <text:p>0.091725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8345" calcext:value-type="float">
            <text:p>0.10834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934495" calcext:value-type="float">
            <text:p>0.09344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812077" calcext:value-type="float">
            <text:p>0.081207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50602" calcext:value-type="float">
            <text:p>0.025060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159" calcext:value-type="float">
            <text:p>0.315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384" calcext:value-type="float">
            <text:p>0.103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67884" calcext:value-type="float">
            <text:p>0.076788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01256" calcext:value-type="float">
            <text:p>0.10125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87738" calcext:value-type="float">
            <text:p>0.7877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24521" calcext:value-type="float">
            <text:p>0.62452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18657" calcext:value-type="float">
            <text:p>0.3186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35535" calcext:value-type="float">
            <text:p>0.23553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92338" calcext:value-type="float">
            <text:p>0.1923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46182" calcext:value-type="float">
            <text:p>0.64618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901435" calcext:value-type="float">
            <text:p>0.90143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892333" calcext:value-type="float">
            <text:p>0.8923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3.71768" calcext:value-type="float">
            <text:p>3.71768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7179869184" calcext:value-type="float">
            <text:p>17179869184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236140" calcext:value-type="float">
            <text:p>723614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2923740" calcext:value-type="float">
            <text:p>292374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089370" calcext:value-type="float">
            <text:p>208937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2357" calcext:value-type="float">
            <text:p>84235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33305" calcext:value-type="float">
            <text:p>33330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00830" calcext:value-type="float">
            <text:p>20083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1012700" calcext:value-type="float">
            <text:p>110127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0979300" calcext:value-type="float">
            <text:p>10979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00070" calcext:value-type="float">
            <text:p>370007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62150" calcext:value-type="float">
            <text:p>37621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432980" calcext:value-type="float">
            <text:p>143298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268150" calcext:value-type="float">
            <text:p>72681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5563900" calcext:value-type="float">
            <text:p>155639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4062700" calcext:value-type="float">
            <text:p>140627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4617200" calcext:value-type="float">
            <text:p>146172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905910" calcext:value-type="float">
            <text:p>990591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171750" calcext:value-type="float">
            <text:p>71717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906250" calcext:value-type="float">
            <text:p>690625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2252300" calcext:value-type="float">
            <text:p>12252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2371200" calcext:value-type="float">
            <text:p>123712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5566900" calcext:value-type="float">
            <text:p>155669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327280" calcext:value-type="float">
            <text:p>732728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264300" calcext:value-type="float">
            <text:p>9264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5850300" calcext:value-type="float">
            <text:p>15850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554900" calcext:value-type="float">
            <text:p>275549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2571300" calcext:value-type="float">
            <text:p>42571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275080" calcext:value-type="float">
            <text:p>727508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686430" calcext:value-type="float">
            <text:p>968643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6583100" calcext:value-type="float">
            <text:p>165831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0462400" calcext:value-type="float">
            <text:p>304624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6368800" calcext:value-type="float">
            <text:p>563688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6796500" calcext:value-type="float">
            <text:p>167965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0252600" calcext:value-type="float">
            <text:p>302526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3999300" calcext:value-type="float">
            <text:p>53999300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4595500" calcext:value-type="float">
            <text:p>54595500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office:value-type="float" office:value="4780820" calcext:value-type="float">
            <text:p>478082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00120" calcext:value-type="float">
            <text:p>320012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082660" calcext:value-type="float">
            <text:p>208266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99417" calcext:value-type="float">
            <text:p>799417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428744" calcext:value-type="float">
            <text:p>428744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2298000" calcext:value-type="float">
            <text:p>12298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2300400" calcext:value-type="float">
            <text:p>12300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0289800" calcext:value-type="float">
            <text:p>102898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700730" calcext:value-type="float">
            <text:p>570073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766650" calcext:value-type="float">
            <text:p>276665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8462400" calcext:value-type="float">
            <text:p>18462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3217500" calcext:value-type="float">
            <text:p>232175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21584400" calcext:value-type="float">
            <text:p>21584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8020200" calcext:value-type="float">
            <text:p>180202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5112200" calcext:value-type="float">
            <text:p>151122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322960" calcext:value-type="float">
            <text:p>732296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634000" calcext:value-type="float">
            <text:p>8634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3470000" calcext:value-type="float">
            <text:p>13470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9991100" calcext:value-type="float">
            <text:p>399911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46093600" calcext:value-type="float">
            <text:p>460936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7383880" calcext:value-type="float">
            <text:p>738388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682080" calcext:value-type="float">
            <text:p>968208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6682100" calcext:value-type="float">
            <text:p>166821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0279400" calcext:value-type="float">
            <text:p>30279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6724000" calcext:value-type="float">
            <text:p>56724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7410350" calcext:value-type="float">
            <text:p>741035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869730" calcext:value-type="float">
            <text:p>986973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6975000" calcext:value-type="float">
            <text:p>16975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1181800" calcext:value-type="float">
            <text:p>311818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8948700" calcext:value-type="float">
            <text:p>589487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7088100" calcext:value-type="float">
            <text:p>170881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1377000" calcext:value-type="float">
            <text:p>313770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7115400" calcext:value-type="float">
            <text:p>57115400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56680700" calcext:value-type="float">
            <text:p>56680700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office:value-type="float" office:value="5010530" calcext:value-type="float">
            <text:p>501053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331370" calcext:value-type="float">
            <text:p>33313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260140" calcext:value-type="float">
            <text:p>226014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143170" calcext:value-type="float">
            <text:p>11431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53043" calcext:value-type="float">
            <text:p>553043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3365000" calcext:value-type="float">
            <text:p>13365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2787400" calcext:value-type="float">
            <text:p>127874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0909200" calcext:value-type="float">
            <text:p>109092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6758410" calcext:value-type="float">
            <text:p>675841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613490" calcext:value-type="float">
            <text:p>361349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9194000" calcext:value-type="float">
            <text:p>19194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4046000" calcext:value-type="float">
            <text:p>24046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3993300" calcext:value-type="float">
            <text:p>23993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0881000" calcext:value-type="float">
            <text:p>20881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976300" calcext:value-type="float">
            <text:p>17976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7360870" calcext:value-type="float">
            <text:p>73608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1372100" calcext:value-type="float">
            <text:p>113721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4284100" calcext:value-type="float">
            <text:p>142841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46003300" calcext:value-type="float">
            <text:p>46003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0006600" calcext:value-type="float">
            <text:p>500066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432490" calcext:value-type="float">
            <text:p>743249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9770790" calcext:value-type="float">
            <text:p>977079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233800" calcext:value-type="float">
            <text:p>172338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2060900" calcext:value-type="float">
            <text:p>320609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60079300" calcext:value-type="float">
            <text:p>600793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7474930" calcext:value-type="float">
            <text:p>747493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9928570" calcext:value-type="float">
            <text:p>992857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041800" calcext:value-type="float">
            <text:p>170418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1642400" calcext:value-type="float">
            <text:p>316424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60806400" calcext:value-type="float">
            <text:p>608064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17161000" calcext:value-type="float">
            <text:p>17161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1704700" calcext:value-type="float">
            <text:p>317047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7677000" calcext:value-type="float">
            <text:p>57677000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57111500" calcext:value-type="float">
            <text:p>57111500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office:value-type="float" office:value="5263040" calcext:value-type="float">
            <text:p>526304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827960" calcext:value-type="float">
            <text:p>382796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594560" calcext:value-type="float">
            <text:p>259456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334720" calcext:value-type="float">
            <text:p>133472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681079" calcext:value-type="float">
            <text:p>681079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3995800" calcext:value-type="float">
            <text:p>139958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3312200" calcext:value-type="float">
            <text:p>13312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1523800" calcext:value-type="float">
            <text:p>115238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8458430" calcext:value-type="float">
            <text:p>845843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4403120" calcext:value-type="float">
            <text:p>440312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9468200" calcext:value-type="float">
            <text:p>19468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5038800" calcext:value-type="float">
            <text:p>250388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6001900" calcext:value-type="float">
            <text:p>26001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3896100" calcext:value-type="float">
            <text:p>23896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0645000" calcext:value-type="float">
            <text:p>206450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414510" calcext:value-type="float">
            <text:p>741451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2442000" calcext:value-type="float">
            <text:p>124420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5343200" calcext:value-type="float">
            <text:p>35343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48811000" calcext:value-type="float">
            <text:p>488110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53250800" calcext:value-type="float">
            <text:p>532508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5574900" calcext:value-type="float">
            <text:p>15574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923760" calcext:value-type="float">
            <text:p>992376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7945300" calcext:value-type="float">
            <text:p>179453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3555500" calcext:value-type="float">
            <text:p>335555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0171100" calcext:value-type="float">
            <text:p>70171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7635200" calcext:value-type="float">
            <text:p>7635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0040100" calcext:value-type="float">
            <text:p>10040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7187900" calcext:value-type="float">
            <text:p>17187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1966100" calcext:value-type="float">
            <text:p>319661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62058400" calcext:value-type="float">
            <text:p>620584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17181900" calcext:value-type="float">
            <text:p>171819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1918200" calcext:value-type="float">
            <text:p>31918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58577200" calcext:value-type="float">
            <text:p>58577200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57496600" calcext:value-type="float">
            <text:p>57496600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office:value-type="float" office:value="5572450" calcext:value-type="float">
            <text:p>557245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053770" calcext:value-type="float">
            <text:p>405377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91500" calcext:value-type="float">
            <text:p>28915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673550" calcext:value-type="float">
            <text:p>167355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005260" calcext:value-type="float">
            <text:p>100526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4817400" calcext:value-type="float">
            <text:p>14817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4681300" calcext:value-type="float">
            <text:p>146813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3920700" calcext:value-type="float">
            <text:p>139207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0694400" calcext:value-type="float">
            <text:p>10694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5848340" calcext:value-type="float">
            <text:p>584834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0329900" calcext:value-type="float">
            <text:p>20329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6625800" calcext:value-type="float">
            <text:p>266258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2327600" calcext:value-type="float">
            <text:p>323276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0403900" calcext:value-type="float">
            <text:p>30403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4847700" calcext:value-type="float">
            <text:p>248477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9504300" calcext:value-type="float">
            <text:p>195043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186400" calcext:value-type="float">
            <text:p>28186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9105500" calcext:value-type="float">
            <text:p>391055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55740400" calcext:value-type="float">
            <text:p>55740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0107100" calcext:value-type="float">
            <text:p>701071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7497000" calcext:value-type="float">
            <text:p>74970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5073300" calcext:value-type="float">
            <text:p>250733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2511900" calcext:value-type="float">
            <text:p>22511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8694200" calcext:value-type="float">
            <text:p>386942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96611200" calcext:value-type="float">
            <text:p>966112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964220" calcext:value-type="float">
            <text:p>796422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0728000" calcext:value-type="float">
            <text:p>107280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9263500" calcext:value-type="float">
            <text:p>192635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7401700" calcext:value-type="float">
            <text:p>374017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72305200" calcext:value-type="float">
            <text:p>723052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17212400" calcext:value-type="float">
            <text:p>172124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32134600" calcext:value-type="float">
            <text:p>321346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61038900" calcext:value-type="float">
            <text:p>61038900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58205000" calcext:value-type="float">
            <text:p>58205000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office:value-type="float" office:value="4870500" calcext:value-type="float">
            <text:p>4870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392740" calcext:value-type="float">
            <text:p>339274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134150" calcext:value-type="float">
            <text:p>213415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939176" calcext:value-type="float">
            <text:p>93917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01137" calcext:value-type="float">
            <text:p>501137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3147900" calcext:value-type="float">
            <text:p>131479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2748500" calcext:value-type="float">
            <text:p>12748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373500" calcext:value-type="float">
            <text:p>10373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6478480" calcext:value-type="float">
            <text:p>647848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230850" calcext:value-type="float">
            <text:p>323085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888800" calcext:value-type="float">
            <text:p>15888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3806900" calcext:value-type="float">
            <text:p>238069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2964700" calcext:value-type="float">
            <text:p>229647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0633600" calcext:value-type="float">
            <text:p>206336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6941800" calcext:value-type="float">
            <text:p>16941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7716940" calcext:value-type="float">
            <text:p>771694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0543000" calcext:value-type="float">
            <text:p>105430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768900" calcext:value-type="float">
            <text:p>177689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2610600" calcext:value-type="float">
            <text:p>326106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47967100" calcext:value-type="float">
            <text:p>4796710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4183.2" calcext:value-type="float">
            <text:p>84183.2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9964010" calcext:value-type="float">
            <text:p>996401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319500" calcext:value-type="float">
            <text:p>17319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1997800" calcext:value-type="float">
            <text:p>31997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62281000" calcext:value-type="float">
            <text:p>622810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7526210" calcext:value-type="float">
            <text:p>752621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9990810" calcext:value-type="float">
            <text:p>999081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118300" calcext:value-type="float">
            <text:p>171183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1711500" calcext:value-type="float">
            <text:p>317115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60617300" calcext:value-type="float">
            <text:p>606173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7125800" calcext:value-type="float">
            <text:p>171258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31593400" calcext:value-type="float">
            <text:p>315934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7758400" calcext:value-type="float">
            <text:p>5775840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7006300" calcext:value-type="float">
            <text:p>57006300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76726.6" calcext:value-type="float">
            <text:p>76726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659.9" calcext:value-type="float">
            <text:p>53659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645" calcext:value-type="float">
            <text:p>7264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6022.5" calcext:value-type="float">
            <text:p>56022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239.9" calcext:value-type="float">
            <text:p>24239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7053" calcext:value-type="float">
            <text:p>12705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754.5" calcext:value-type="float">
            <text:p>94754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33371" calcext:value-type="float">
            <text:p>3333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6404" calcext:value-type="float">
            <text:p>23640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0599" calcext:value-type="float">
            <text:p>15059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5050" calcext:value-type="float">
            <text:p>87505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8889" calcext:value-type="float">
            <text:p>25888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67395" calcext:value-type="float">
            <text:p>46739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6071" calcext:value-type="float">
            <text:p>4560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7219" calcext:value-type="float">
            <text:p>49721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4078" calcext:value-type="float">
            <text:p>16407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61748" calcext:value-type="float">
            <text:p>36174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86278" calcext:value-type="float">
            <text:p>88627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94080" calcext:value-type="float">
            <text:p>25940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31970" calcext:value-type="float">
            <text:p>1731970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8.779" calcext:value-type="float">
            <text:p>298.77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7760" calcext:value-type="float">
            <text:p>11776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6954" calcext:value-type="float">
            <text:p>1169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5199" calcext:value-type="float">
            <text:p>29519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474730" calcext:value-type="float">
            <text:p>147473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0942.3" calcext:value-type="float">
            <text:p>2094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257.5" calcext:value-type="float">
            <text:p>29257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3826.4" calcext:value-type="float">
            <text:p>43826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168" calcext:value-type="float">
            <text:p>11116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31701" calcext:value-type="float">
            <text:p>33170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18.8" calcext:value-type="float">
            <text:p>11118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2786.9" calcext:value-type="float">
            <text:p>52786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4646" calcext:value-type="float">
            <text:p>17464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8598.7" calcext:value-type="float">
            <text:p>88598.7</text:p>
          </table:table-cell>
        </table:table-row>
        <table:table-row table:style-name="ro1">
          <table:table-cell office:value-type="string" calcext:value-type="string">
            <text:p>Program time</text:p>
          </table:table-cell>
          <table:table-cell office:value-type="float" office:value="0.125487" calcext:value-type="float">
            <text:p>0.12548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190347" calcext:value-type="float">
            <text:p>0.19034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01233" calcext:value-type="float">
            <text:p>0.301233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62417" calcext:value-type="float">
            <text:p>0.6241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17327" calcext:value-type="float">
            <text:p>1.1732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56337" calcext:value-type="float">
            <text:p>0.35633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383049" calcext:value-type="float">
            <text:p>0.38304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470368" calcext:value-type="float">
            <text:p>0.47036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0.732606" calcext:value-type="float">
            <text:p>0.73260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39771" calcext:value-type="float">
            <text:p>1.3977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3756" calcext:value-type="float">
            <text:p>2.375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68476" calcext:value-type="float">
            <text:p>1.6847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7281" calcext:value-type="float">
            <text:p>1.7281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.92528" calcext:value-type="float">
            <text:p>1.9252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.30074" calcext:value-type="float">
            <text:p>2.3007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36.9936" calcext:value-type="float">
            <text:p>36.993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7.546" calcext:value-type="float">
            <text:p>27.546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7.1052" calcext:value-type="float">
            <text:p>17.105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.2674" calcext:value-type="float">
            <text:p>10.2674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.65924" calcext:value-type="float">
            <text:p>7.65924</text:p>
          </table:table-cell>
          <table:table-cell table:number-columns-repeated="4"/>
          <table:table-cell office:value-type="string" calcext:value-type="string">
            <text:p>Program time</text:p>
          </table:table-cell>
          <table:table-cell office:value-type="float" office:value="221.928" calcext:value-type="float">
            <text:p>221.92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30.222" calcext:value-type="float">
            <text:p>130.22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73.3709" calcext:value-type="float">
            <text:p>73.370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0.9699" calcext:value-type="float">
            <text:p>40.969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07.85" calcext:value-type="float">
            <text:p>2407.8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781.2" calcext:value-type="float">
            <text:p>1781.2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1035.57" calcext:value-type="float">
            <text:p>1035.5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558.525" calcext:value-type="float">
            <text:p>558.52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91.488" calcext:value-type="float">
            <text:p>291.488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8351.75" calcext:value-type="float">
            <text:p>8351.75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4515.99" calcext:value-type="float">
            <text:p>4515.99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463.57" calcext:value-type="float">
            <text:p>2463.57</text:p>
          </table:table-cell>
          <table:table-cell/>
          <table:table-cell office:value-type="string" calcext:value-type="string">
            <text:p>Program time</text:p>
          </table:table-cell>
          <table:table-cell office:value-type="float" office:value="20385.4" calcext:value-type="float">
            <text:p>20385.4</text:p>
          </table:table-cell>
        </table:table-row>
        <table:table-row table:style-name="ro1" table:number-rows-repeated="6">
          <table:table-cell table:number-columns-repeated="101"/>
        </table:table-row>
        <table:table-row table:style-name="ro1"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2 Nodes</text:p>
          </table:table-cell>
          <table:table-cell office:value-type="string" calcext:value-type="string">
            <text:p>4 Nodes</text:p>
          </table:table-cell>
          <table:table-cell office:value-type="string" calcext:value-type="string">
            <text:p>8 Nodes</text:p>
          </table:table-cell>
          <table:table-cell office:value-type="string" calcext:value-type="string">
            <text:p>16 Nodes</text:p>
          </table:table-cell>
          <table:table-cell office:value-type="string" calcext:value-type="string">
            <text:p>32 Node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office:value-type="string" calcext:value-type="string">
            <text:p>Scale 27</text:p>
          </table:table-cell>
          <table:table-cell office:value-type="string" calcext:value-type="string">
            <text:p>Scale 30</text:p>
          </table:table-cell>
          <table:table-cell table:number-columns-repeated="8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4870500" calcext:value-type="float">
            <text:p>4.87E+006</text:p>
          </table:table-cell>
          <table:table-cell table:style-name="ce1" office:value-type="float" office:value="3392740" calcext:value-type="float">
            <text:p>3.39E+006</text:p>
          </table:table-cell>
          <table:table-cell table:style-name="ce1" office:value-type="float" office:value="2134150" calcext:value-type="float">
            <text:p>2.13E+006</text:p>
          </table:table-cell>
          <table:table-cell table:style-name="ce1" office:value-type="float" office:value="939176" calcext:value-type="float">
            <text:p>9.39E+005</text:p>
          </table:table-cell>
          <table:table-cell table:style-name="ce1" office:value-type="float" office:value="501137" calcext:value-type="float">
            <text:p>5.01E+00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4870500" calcext:value-type="float">
            <text:p>4.87E+006</text:p>
          </table:table-cell>
          <table:table-cell table:style-name="ce1" office:value-type="float" office:value="13147900" calcext:value-type="float">
            <text:p>1.31E+007</text:p>
          </table:table-cell>
          <table:table-cell table:style-name="ce1" office:value-type="float" office:value="15888800" calcext:value-type="float">
            <text:p>1.59E+007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7526210" calcext:value-type="float">
            <text:p>7.53E+006</text:p>
          </table:table-cell>
          <table:table-cell table:style-name="ce1" table:number-columns-repeated="2"/>
          <table:table-cell table:number-columns-repeated="8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13147900" calcext:value-type="float">
            <text:p>1.31E+007</text:p>
          </table:table-cell>
          <table:table-cell table:style-name="ce1" office:value-type="float" office:value="12748500" calcext:value-type="float">
            <text:p>1.27E+007</text:p>
          </table:table-cell>
          <table:table-cell table:style-name="ce1" office:value-type="float" office:value="10373500" calcext:value-type="float">
            <text:p>1.04E+007</text:p>
          </table:table-cell>
          <table:table-cell table:style-name="ce1" office:value-type="float" office:value="6478480" calcext:value-type="float">
            <text:p>6.48E+006</text:p>
          </table:table-cell>
          <table:table-cell table:style-name="ce1" office:value-type="float" office:value="3230850" calcext:value-type="float">
            <text:p>3.23E+00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3392740" calcext:value-type="float">
            <text:p>3.39E+006</text:p>
          </table:table-cell>
          <table:table-cell table:style-name="ce1" office:value-type="float" office:value="12748500" calcext:value-type="float">
            <text:p>1.27E+007</text:p>
          </table:table-cell>
          <table:table-cell table:style-name="ce1" office:value-type="float" office:value="23806900" calcext:value-type="float">
            <text:p>2.38E+007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9990810" calcext:value-type="float">
            <text:p>9.99E+006</text:p>
          </table:table-cell>
          <table:table-cell table:style-name="ce1" table:number-columns-repeated="2"/>
          <table:table-cell table:number-columns-repeated="8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5888800" calcext:value-type="float">
            <text:p>1.59E+007</text:p>
          </table:table-cell>
          <table:table-cell table:style-name="ce1" office:value-type="float" office:value="23806900" calcext:value-type="float">
            <text:p>2.38E+007</text:p>
          </table:table-cell>
          <table:table-cell table:style-name="ce1" office:value-type="float" office:value="22964700" calcext:value-type="float">
            <text:p>2.30E+007</text:p>
          </table:table-cell>
          <table:table-cell table:style-name="ce1" office:value-type="float" office:value="20633600" calcext:value-type="float">
            <text:p>2.06E+007</text:p>
          </table:table-cell>
          <table:table-cell table:style-name="ce1" office:value-type="float" office:value="16941800" calcext:value-type="float">
            <text:p>1.69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2134150" calcext:value-type="float">
            <text:p>2.13E+006</text:p>
          </table:table-cell>
          <table:table-cell table:style-name="ce1" office:value-type="float" office:value="10373500" calcext:value-type="float">
            <text:p>1.04E+007</text:p>
          </table:table-cell>
          <table:table-cell table:style-name="ce1" office:value-type="float" office:value="22964700" calcext:value-type="float">
            <text:p>2.30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17118300" calcext:value-type="float">
            <text:p>1.71E+007</text:p>
          </table:table-cell>
          <table:table-cell table:style-name="ce1" office:value-type="float" office:value="17125800" calcext:value-type="float">
            <text:p>1.71E+007</text:p>
          </table:table-cell>
          <table:table-cell table:style-name="ce1"/>
          <table:table-cell table:number-columns-repeated="8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7716940" calcext:value-type="float">
            <text:p>7.72E+006</text:p>
          </table:table-cell>
          <table:table-cell table:style-name="ce1" office:value-type="float" office:value="10543000" calcext:value-type="float">
            <text:p>1.05E+007</text:p>
          </table:table-cell>
          <table:table-cell table:style-name="ce1" office:value-type="float" office:value="17768900" calcext:value-type="float">
            <text:p>1.78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47967100" calcext:value-type="float">
            <text:p>4.80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939176" calcext:value-type="float">
            <text:p>9.39E+005</text:p>
          </table:table-cell>
          <table:table-cell table:style-name="ce1" office:value-type="float" office:value="6478480" calcext:value-type="float">
            <text:p>6.48E+006</text:p>
          </table:table-cell>
          <table:table-cell table:style-name="ce1" office:value-type="float" office:value="20633600" calcext:value-type="float">
            <text:p>2.06E+007</text:p>
          </table:table-cell>
          <table:table-cell table:style-name="ce1" office:value-type="float" office:value="32610600" calcext:value-type="float">
            <text:p>3.26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31711500" calcext:value-type="float">
            <text:p>3.17E+007</text:p>
          </table:table-cell>
          <table:table-cell table:style-name="ce1" office:value-type="float" office:value="31593400" calcext:value-type="float">
            <text:p>3.16E+007</text:p>
          </table:table-cell>
          <table:table-cell table:style-name="ce1"/>
          <table:table-cell table:number-columns-repeated="8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7497000" calcext:value-type="float">
            <text:p>7.50E+006</text:p>
          </table:table-cell>
          <table:table-cell table:style-name="ce1" office:value-type="float" office:value="9964010" calcext:value-type="float">
            <text:p>9.96E+006</text:p>
          </table:table-cell>
          <table:table-cell table:style-name="ce1" office:value-type="float" office:value="17319500" calcext:value-type="float">
            <text:p>1.73E+007</text:p>
          </table:table-cell>
          <table:table-cell table:style-name="ce1" office:value-type="float" office:value="31997800" calcext:value-type="float">
            <text:p>3.20E+007</text:p>
          </table:table-cell>
          <table:table-cell table:style-name="ce1" office:value-type="float" office:value="62281000" calcext:value-type="float">
            <text:p>6.23E+007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" office:value-type="float" office:value="501137" calcext:value-type="float">
            <text:p>5.01E+005</text:p>
          </table:table-cell>
          <table:table-cell table:style-name="ce1" office:value-type="float" office:value="3230850" calcext:value-type="float">
            <text:p>3.23E+006</text:p>
          </table:table-cell>
          <table:table-cell table:style-name="ce1" office:value-type="float" office:value="16941800" calcext:value-type="float">
            <text:p>1.69E+007</text:p>
          </table:table-cell>
          <table:table-cell table:style-name="ce1" office:value-type="float" office:value="47967100" calcext:value-type="float">
            <text:p>4.80E+007</text:p>
          </table:table-cell>
          <table:table-cell table:style-name="ce1" office:value-type="float" office:value="62281000" calcext:value-type="float">
            <text:p>6.23E+007</text:p>
          </table:table-cell>
          <table:table-cell table:style-name="ce1" office:value-type="float" office:value="60617300" calcext:value-type="float">
            <text:p>6.06E+007</text:p>
          </table:table-cell>
          <table:table-cell table:style-name="ce1" office:value-type="float" office:value="57758400" calcext:value-type="float">
            <text:p>5.78E+007</text:p>
          </table:table-cell>
          <table:table-cell table:style-name="ce1" office:value-type="float" office:value="57006300" calcext:value-type="float">
            <text:p>5.70E+007</text:p>
          </table:table-cell>
          <table:table-cell table:number-columns-repeated="8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7526210" calcext:value-type="float">
            <text:p>7.53E+006</text:p>
          </table:table-cell>
          <table:table-cell table:style-name="ce1" office:value-type="float" office:value="9990810" calcext:value-type="float">
            <text:p>9.99E+006</text:p>
          </table:table-cell>
          <table:table-cell table:style-name="ce1" office:value-type="float" office:value="17118300" calcext:value-type="float">
            <text:p>1.71E+007</text:p>
          </table:table-cell>
          <table:table-cell table:style-name="ce1" office:value-type="float" office:value="31711500" calcext:value-type="float">
            <text:p>3.17E+007</text:p>
          </table:table-cell>
          <table:table-cell table:style-name="ce1" office:value-type="float" office:value="60617300" calcext:value-type="float">
            <text:p>6.06E+007</text:p>
          </table:table-cell>
          <table:table-cell table:number-columns-repeated="9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style-name="ce1" table:number-columns-repeated="2"/>
          <table:table-cell table:style-name="ce1" office:value-type="float" office:value="17125800" calcext:value-type="float">
            <text:p>1.71E+007</text:p>
          </table:table-cell>
          <table:table-cell table:style-name="ce1" office:value-type="float" office:value="31593400" calcext:value-type="float">
            <text:p>3.16E+007</text:p>
          </table:table-cell>
          <table:table-cell table:style-name="ce1" office:value-type="float" office:value="57758400" calcext:value-type="float">
            <text:p>5.78E+007</text:p>
          </table:table-cell>
          <table:table-cell table:number-columns-repeated="9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style-name="ce1" table:number-columns-repeated="4"/>
          <table:table-cell table:style-name="ce1" office:value-type="float" office:value="57006300" calcext:value-type="float">
            <text:p>5.70E+007</text:p>
          </table:table-cell>
          <table:table-cell table:number-columns-repeated="93"/>
        </table:table-row>
        <table:table-row table:style-name="ro1">
          <table:table-cell table:number-columns-repeated="12"/>
          <table:table-cell office:value-type="string" calcext:value-type="string">
            <text:p>ratio between number of nodes</text:p>
          </table:table-cell>
          <table:table-cell table:number-columns-repeated="88"/>
        </table:table-row>
        <table:table-row table:style-name="ro1">
          <table:table-cell table:number-columns-repeated="13"/>
          <table:table-cell table:formula="of:=[.N37]/[.N36]" office:value-type="float" office:value="1.36621510598761" calcext:value-type="float">
            <text:p>1.366215106</text:p>
          </table:table-cell>
          <table:table-cell table:formula="of:=[.O37]/[.O36]" office:value-type="float" office:value="1.32906629318394" calcext:value-type="float">
            <text:p>1.3290662932</text:p>
          </table:table-cell>
          <table:table-cell table:formula="of:=[.P37]/[.P36]" office:value-type="float" office:value="1.32746893854942" calcext:value-type="float">
            <text:p>1.3274689385</text:p>
          </table:table-cell>
          <table:table-cell table:number-columns-repeated="85"/>
        </table:table-row>
        <table:table-row table:style-name="ro1">
          <table:table-cell table:number-columns-repeated="13"/>
          <table:table-cell table:formula="of:=[.N38]/[.N37]" office:value-type="float" office:value="1.68537418192165" calcext:value-type="float">
            <text:p>1.6853741819</text:p>
          </table:table-cell>
          <table:table-cell table:formula="of:=[.O38]/[.O37]" office:value-type="float" office:value="1.73820580268386" calcext:value-type="float">
            <text:p>1.7382058027</text:p>
          </table:table-cell>
          <table:table-cell table:formula="of:=[.P38]/[.P37]" office:value-type="float" office:value="1.71340461884472" calcext:value-type="float">
            <text:p>1.7134046188</text:p>
          </table:table-cell>
          <table:table-cell table:number-columns-repeated="85"/>
        </table:table-row>
        <table:table-row table:style-name="ro1">
          <table:table-cell table:number-columns-repeated="13"/>
          <table:table-cell table:formula="of:=[.N39]/[.N38]" office:value-type="float" office:value="1.83526273432796" calcext:value-type="float">
            <text:p>1.8352627343</text:p>
          </table:table-cell>
          <table:table-cell table:formula="of:=[.O39]/[.O38]" office:value-type="float" office:value="1.8475013712867" calcext:value-type="float">
            <text:p>1.8475013713</text:p>
          </table:table-cell>
          <table:table-cell table:formula="of:=[.P39]/[.P38]" office:value-type="float" office:value="1.85249119363488" calcext:value-type="float">
            <text:p>1.8524911936</text:p>
          </table:table-cell>
          <table:table-cell table:number-columns-repeated="85"/>
        </table:table-row>
        <table:table-row table:style-name="ro1">
          <table:table-cell table:number-columns-repeated="13"/>
          <table:table-cell table:formula="of:=[.N40]/[.N39]" office:value-type="float" office:value="1.47090516580498" calcext:value-type="float">
            <text:p>1.4709051658</text:p>
          </table:table-cell>
          <table:table-cell table:formula="of:=[.O40]/[.O39]" office:value-type="float" office:value="1.94641506603579" calcext:value-type="float">
            <text:p>1.946415066</text:p>
          </table:table-cell>
          <table:table-cell table:formula="of:=[.P40]/[.P39]" office:value-type="float" office:value="1.91152421045993" calcext:value-type="float">
            <text:p>1.9115242105</text:p>
          </table:table-cell>
          <table:table-cell table:number-columns-repeated="85"/>
        </table:table-row>
        <table:table-row table:style-name="ro1" table:number-rows-repeated="904">
          <table:table-cell table:number-columns-repeated="101"/>
        </table:table-row>
        <table:table-row table:style-name="ro1">
          <table:table-cell office:value-type="string" calcext:value-type="string">
            <text:p/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2:51:40.45174445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30T17:49:08.875082496</dc:date>
    <meta:editing-duration>PT10H34S</meta:editing-duration>
    <meta:editing-cycles>8</meta:editing-cycles>
    <meta:generator>LibreOffice/4.2.7.2$Linux_X86_64 LibreOffice_project/420m0$Build-2</meta:generator>
    <meta:document-statistic meta:table-count="1" meta:cell-count="20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title svg:x="4.753cm" svg:y="0.316cm" chart:style-name="ch2">
          <text:p>Scale vs TEPS r3.large Amazon</text:p>
        </chart:title>
        <chart:legend chart:legend-position="end" svg:x="13.197cm" svg:y="3.208cm" style:legend-expansion="high" chart:style-name="ch3"/>
        <chart:plot-area chart:style-name="ch4" table:cell-range-address="r3_aggregate.C35:r3_aggregate.H43" chart:data-source-has-labels="row" svg:x="1.33cm" svg:y="1.301cm" svg:width="11.548cm" svg:height="6.544cm">
          <chartooo:coordinate-region svg:x="3.248cm" svg:y="1.501cm" svg:width="9.444cm" svg:height="5.697cm"/>
          <chart:axis chart:dimension="x" chart:name="primary-x" chart:style-name="ch5">
            <chart:title svg:x="5.803cm" svg:y="8.025cm" chart:style-name="ch6">
              <text:p>Number of 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</chart:axis>
          <chart:series chart:style-name="ch9" chart:values-cell-range-address="r3_aggregate.D36:r3_aggregate.D43" chart:label-cell-address="r3_aggregate.D35:r3_aggregate.D35" chart:class="chart:scatter">
            <chart:domain table:cell-range-address="r3_aggregate.C36:r3_aggregate.C43"/>
            <chart:data-point chart:repeated="8"/>
          </chart:series>
          <chart:series chart:style-name="ch10" chart:values-cell-range-address="r3_aggregate.E36:r3_aggregate.E43" chart:label-cell-address="r3_aggregate.E35:r3_aggregate.E35" chart:class="chart:scatter">
            <chart:data-point chart:repeated="8"/>
          </chart:series>
          <chart:series chart:style-name="ch11" chart:values-cell-range-address="r3_aggregate.F36:r3_aggregate.F43" chart:label-cell-address="r3_aggregate.F35:r3_aggregate.F35" chart:class="chart:scatter">
            <chart:data-point chart:repeated="8"/>
          </chart:series>
          <chart:series chart:style-name="ch12" chart:values-cell-range-address="r3_aggregate.G36:r3_aggregate.G43" chart:label-cell-address="r3_aggregate.G35:r3_aggregate.G35" chart:class="chart:scatter">
            <chart:data-point chart:repeated="8"/>
          </chart:series>
          <chart:series chart:style-name="ch13" chart:values-cell-range-address="r3_aggregate.H36:r3_aggregate.H43" chart:label-cell-address="r3_aggregate.H35:r3_aggregate.H35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 Nodes</text:p>
                <draw:g>
                  <svg:desc>r3_aggregate.D35:r3_aggregate.D35</svg:desc>
                </draw:g>
              </table:table-cell>
              <table:table-cell office:value-type="string">
                <text:p>4 Nodes</text:p>
                <draw:g>
                  <svg:desc>r3_aggregate.E35:r3_aggregate.E35</svg:desc>
                </draw:g>
              </table:table-cell>
              <table:table-cell office:value-type="string">
                <text:p>8 Nodes</text:p>
                <draw:g>
                  <svg:desc>r3_aggregate.F35:r3_aggregate.F35</svg:desc>
                </draw:g>
              </table:table-cell>
              <table:table-cell office:value-type="string">
                <text:p>16 Nodes</text:p>
                <draw:g>
                  <svg:desc>r3_aggregate.G35:r3_aggregate.G35</svg:desc>
                </draw:g>
              </table:table-cell>
              <table:table-cell office:value-type="string">
                <text:p>32 Nodes</text:p>
                <draw:g>
                  <svg:desc>r3_aggregate.H35:r3_aggregate.H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r3_aggregate.C36:r3_aggregate.C43</svg:desc>
                </draw:g>
              </table:table-cell>
              <table:table-cell office:value-type="float" office:value="4870500">
                <text:p>4870500</text:p>
                <draw:g>
                  <svg:desc>r3_aggregate.D36:r3_aggregate.D43</svg:desc>
                </draw:g>
              </table:table-cell>
              <table:table-cell office:value-type="float" office:value="3392740">
                <text:p>3392740</text:p>
                <draw:g>
                  <svg:desc>r3_aggregate.E36:r3_aggregate.E43</svg:desc>
                </draw:g>
              </table:table-cell>
              <table:table-cell office:value-type="float" office:value="2134150">
                <text:p>2134150</text:p>
                <draw:g>
                  <svg:desc>r3_aggregate.F36:r3_aggregate.F43</svg:desc>
                </draw:g>
              </table:table-cell>
              <table:table-cell office:value-type="float" office:value="939176">
                <text:p>939176</text:p>
                <draw:g>
                  <svg:desc>r3_aggregate.G36:r3_aggregate.G43</svg:desc>
                </draw:g>
              </table:table-cell>
              <table:table-cell office:value-type="float" office:value="501137">
                <text:p>501137</text:p>
                <draw:g>
                  <svg:desc>r3_aggregate.H36:r3_aggregate.H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3147900">
                <text:p>13147900</text:p>
              </table:table-cell>
              <table:table-cell office:value-type="float" office:value="12748500">
                <text:p>12748500</text:p>
              </table:table-cell>
              <table:table-cell office:value-type="float" office:value="10373500">
                <text:p>10373500</text:p>
              </table:table-cell>
              <table:table-cell office:value-type="float" office:value="6478480">
                <text:p>6478480</text:p>
              </table:table-cell>
              <table:table-cell office:value-type="float" office:value="3230850">
                <text:p>32308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888800">
                <text:p>15888800</text:p>
              </table:table-cell>
              <table:table-cell office:value-type="float" office:value="23806900">
                <text:p>23806900</text:p>
              </table:table-cell>
              <table:table-cell office:value-type="float" office:value="22964700">
                <text:p>22964700</text:p>
              </table:table-cell>
              <table:table-cell office:value-type="float" office:value="20633600">
                <text:p>20633600</text:p>
              </table:table-cell>
              <table:table-cell office:value-type="float" office:value="16941800">
                <text:p>16941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7716940">
                <text:p>7716940</text:p>
              </table:table-cell>
              <table:table-cell office:value-type="float" office:value="10543000">
                <text:p>10543000</text:p>
              </table:table-cell>
              <table:table-cell office:value-type="float" office:value="17768900">
                <text:p>17768900</text:p>
              </table:table-cell>
              <table:table-cell office:value-type="float" office:value="32610600">
                <text:p>32610600</text:p>
              </table:table-cell>
              <table:table-cell office:value-type="float" office:value="47967100">
                <text:p>47967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7497000">
                <text:p>7497000</text:p>
              </table:table-cell>
              <table:table-cell office:value-type="float" office:value="9964010">
                <text:p>9964010</text:p>
              </table:table-cell>
              <table:table-cell office:value-type="float" office:value="17319500">
                <text:p>17319500</text:p>
              </table:table-cell>
              <table:table-cell office:value-type="float" office:value="31997800">
                <text:p>31997800</text:p>
              </table:table-cell>
              <table:table-cell office:value-type="float" office:value="62281000">
                <text:p>6228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7526210">
                <text:p>7526210</text:p>
              </table:table-cell>
              <table:table-cell office:value-type="float" office:value="9990810">
                <text:p>9990810</text:p>
              </table:table-cell>
              <table:table-cell office:value-type="float" office:value="17118300">
                <text:p>17118300</text:p>
              </table:table-cell>
              <table:table-cell office:value-type="float" office:value="31711500">
                <text:p>31711500</text:p>
              </table:table-cell>
              <table:table-cell office:value-type="float" office:value="60617300">
                <text:p>60617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25800">
                <text:p>17125800</text:p>
              </table:table-cell>
              <table:table-cell office:value-type="float" office:value="31593400">
                <text:p>31593400</text:p>
              </table:table-cell>
              <table:table-cell office:value-type="float" office:value="57758400">
                <text:p>57758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6300">
                <text:p>57006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scatter" chart:style-name="ch1">
        <chart:title svg:x="4.674cm" svg:y="0.316cm" chart:style-name="ch2">
          <text:p>Nodes vs TEPS r3.large Amazon</text:p>
        </chart:title>
        <chart:legend chart:legend-position="end" svg:x="13.303cm" svg:y="2.461cm" style:legend-expansion="high" chart:style-name="ch3"/>
        <chart:plot-area chart:style-name="ch4" table:cell-range-address="r3_aggregate.J35:r3_aggregate.R40" chart:data-source-has-labels="row" svg:x="0.319cm" svg:y="1.301cm" svg:width="12.665cm" svg:height="7.525cm">
          <chartooo:coordinate-region svg:x="2.237cm" svg:y="1.5cm" svg:width="10.56cm" svg:height="6.679cm"/>
          <chart:axis chart:dimension="x" chart:name="primary-x" chart:style-name="ch5"/>
          <chart:axis chart:dimension="y" chart:name="primary-y" chart:style-name="ch6"/>
          <chart:series chart:style-name="ch7" chart:values-cell-range-address="r3_aggregate.K36:r3_aggregate.K40" chart:label-cell-address="r3_aggregate.K35:r3_aggregate.K35" chart:class="chart:scatter">
            <chart:domain table:cell-range-address="r3_aggregate.J36:r3_aggregate.J40"/>
            <chart:data-point chart:repeated="5"/>
          </chart:series>
          <chart:series chart:style-name="ch8" chart:values-cell-range-address="r3_aggregate.L36:r3_aggregate.L40" chart:label-cell-address="r3_aggregate.L35:r3_aggregate.L35" chart:class="chart:scatter">
            <chart:data-point chart:repeated="5"/>
          </chart:series>
          <chart:series chart:style-name="ch9" chart:values-cell-range-address="r3_aggregate.M36:r3_aggregate.M40" chart:label-cell-address="r3_aggregate.M35:r3_aggregate.M35" chart:class="chart:scatter">
            <chart:data-point chart:repeated="5"/>
          </chart:series>
          <chart:series chart:style-name="ch10" chart:values-cell-range-address="r3_aggregate.N36:r3_aggregate.N40" chart:label-cell-address="r3_aggregate.N35:r3_aggregate.N35" chart:class="chart:scatter">
            <chart:data-point chart:repeated="5"/>
          </chart:series>
          <chart:series chart:style-name="ch11" chart:values-cell-range-address="r3_aggregate.O36:r3_aggregate.O40" chart:label-cell-address="r3_aggregate.O35:r3_aggregate.O35" chart:class="chart:scatter">
            <chart:data-point chart:repeated="5"/>
          </chart:series>
          <chart:series chart:style-name="ch12" chart:values-cell-range-address="r3_aggregate.P36:r3_aggregate.P40" chart:label-cell-address="r3_aggregate.P35:r3_aggregate.P35" chart:class="chart:scatter">
            <chart:data-point chart:repeated="5"/>
          </chart:series>
          <chart:series chart:style-name="ch13" chart:values-cell-range-address="r3_aggregate.Q36:r3_aggregate.Q40" chart:label-cell-address="r3_aggregate.Q35:r3_aggregate.Q35" chart:class="chart:scatter">
            <chart:data-point chart:repeated="5"/>
          </chart:series>
          <chart:series chart:style-name="ch14" chart:values-cell-range-address="r3_aggregate.R36:r3_aggregate.R40" chart:label-cell-address="r3_aggregate.R35:r3_aggregate.R35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cale 9</text:p>
                <draw:g>
                  <svg:desc>r3_aggregate.K35:r3_aggregate.K35</svg:desc>
                </draw:g>
              </table:table-cell>
              <table:table-cell office:value-type="string">
                <text:p>Scale 12</text:p>
                <draw:g>
                  <svg:desc>r3_aggregate.L35:r3_aggregate.L35</svg:desc>
                </draw:g>
              </table:table-cell>
              <table:table-cell office:value-type="string">
                <text:p>Scale 15</text:p>
                <draw:g>
                  <svg:desc>r3_aggregate.M35:r3_aggregate.M35</svg:desc>
                </draw:g>
              </table:table-cell>
              <table:table-cell office:value-type="string">
                <text:p>Scale 18</text:p>
                <draw:g>
                  <svg:desc>r3_aggregate.N35:r3_aggregate.N35</svg:desc>
                </draw:g>
              </table:table-cell>
              <table:table-cell office:value-type="string">
                <text:p>Scale 21</text:p>
                <draw:g>
                  <svg:desc>r3_aggregate.O35:r3_aggregate.O35</svg:desc>
                </draw:g>
              </table:table-cell>
              <table:table-cell office:value-type="string">
                <text:p>Scale 24</text:p>
                <draw:g>
                  <svg:desc>r3_aggregate.P35:r3_aggregate.P35</svg:desc>
                </draw:g>
              </table:table-cell>
              <table:table-cell office:value-type="string">
                <text:p>Scale 27</text:p>
                <draw:g>
                  <svg:desc>r3_aggregate.Q35:r3_aggregate.Q35</svg:desc>
                </draw:g>
              </table:table-cell>
              <table:table-cell office:value-type="string">
                <text:p>Scale 30</text:p>
                <draw:g>
                  <svg:desc>r3_aggregate.R35:r3_aggregate.R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3_aggregate.J36:r3_aggregate.J40</svg:desc>
                </draw:g>
              </table:table-cell>
              <table:table-cell office:value-type="float" office:value="4870500">
                <text:p>4870500</text:p>
                <draw:g>
                  <svg:desc>r3_aggregate.K36:r3_aggregate.K40</svg:desc>
                </draw:g>
              </table:table-cell>
              <table:table-cell office:value-type="float" office:value="13147900">
                <text:p>13147900</text:p>
                <draw:g>
                  <svg:desc>r3_aggregate.L36:r3_aggregate.L40</svg:desc>
                </draw:g>
              </table:table-cell>
              <table:table-cell office:value-type="float" office:value="15888800">
                <text:p>15888800</text:p>
                <draw:g>
                  <svg:desc>r3_aggregate.M36:r3_aggregate.M40</svg:desc>
                </draw:g>
              </table:table-cell>
              <table:table-cell office:value-type="float" office:value="7716940">
                <text:p>7716940</text:p>
                <draw:g>
                  <svg:desc>r3_aggregate.N36:r3_aggregate.N40</svg:desc>
                </draw:g>
              </table:table-cell>
              <table:table-cell office:value-type="float" office:value="7497000">
                <text:p>7497000</text:p>
                <draw:g>
                  <svg:desc>r3_aggregate.O36:r3_aggregate.O40</svg:desc>
                </draw:g>
              </table:table-cell>
              <table:table-cell office:value-type="float" office:value="7526210">
                <text:p>7526210</text:p>
                <draw:g>
                  <svg:desc>r3_aggregate.P36:r3_aggregate.P40</svg:desc>
                </draw:g>
              </table:table-cell>
              <table:table-cell office:value-type="float" office:value="NaN">
                <text:p>NaN</text:p>
                <draw:g>
                  <svg:desc>r3_aggregate.Q36:r3_aggregate.Q40</svg:desc>
                </draw:g>
              </table:table-cell>
              <table:table-cell office:value-type="float" office:value="NaN">
                <text:p>NaN</text:p>
                <draw:g>
                  <svg:desc>r3_aggregate.R36:r3_aggregate.R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392740">
                <text:p>3392740</text:p>
              </table:table-cell>
              <table:table-cell office:value-type="float" office:value="12748500">
                <text:p>12748500</text:p>
              </table:table-cell>
              <table:table-cell office:value-type="float" office:value="23806900">
                <text:p>23806900</text:p>
              </table:table-cell>
              <table:table-cell office:value-type="float" office:value="10543000">
                <text:p>10543000</text:p>
              </table:table-cell>
              <table:table-cell office:value-type="float" office:value="9964010">
                <text:p>9964010</text:p>
              </table:table-cell>
              <table:table-cell office:value-type="float" office:value="9990810">
                <text:p>999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134150">
                <text:p>2134150</text:p>
              </table:table-cell>
              <table:table-cell office:value-type="float" office:value="10373500">
                <text:p>10373500</text:p>
              </table:table-cell>
              <table:table-cell office:value-type="float" office:value="22964700">
                <text:p>22964700</text:p>
              </table:table-cell>
              <table:table-cell office:value-type="float" office:value="17768900">
                <text:p>17768900</text:p>
              </table:table-cell>
              <table:table-cell office:value-type="float" office:value="17319500">
                <text:p>17319500</text:p>
              </table:table-cell>
              <table:table-cell office:value-type="float" office:value="17118300">
                <text:p>17118300</text:p>
              </table:table-cell>
              <table:table-cell office:value-type="float" office:value="17125800">
                <text:p>17125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39176">
                <text:p>939176</text:p>
              </table:table-cell>
              <table:table-cell office:value-type="float" office:value="6478480">
                <text:p>6478480</text:p>
              </table:table-cell>
              <table:table-cell office:value-type="float" office:value="20633600">
                <text:p>20633600</text:p>
              </table:table-cell>
              <table:table-cell office:value-type="float" office:value="32610600">
                <text:p>32610600</text:p>
              </table:table-cell>
              <table:table-cell office:value-type="float" office:value="31997800">
                <text:p>31997800</text:p>
              </table:table-cell>
              <table:table-cell office:value-type="float" office:value="31711500">
                <text:p>31711500</text:p>
              </table:table-cell>
              <table:table-cell office:value-type="float" office:value="31593400">
                <text:p>31593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01137">
                <text:p>501137</text:p>
              </table:table-cell>
              <table:table-cell office:value-type="float" office:value="3230850">
                <text:p>3230850</text:p>
              </table:table-cell>
              <table:table-cell office:value-type="float" office:value="16941800">
                <text:p>16941800</text:p>
              </table:table-cell>
              <table:table-cell office:value-type="float" office:value="47967100">
                <text:p>47967100</text:p>
              </table:table-cell>
              <table:table-cell office:value-type="float" office:value="62281000">
                <text:p>62281000</text:p>
              </table:table-cell>
              <table:table-cell office:value-type="float" office:value="60617300">
                <text:p>60617300</text:p>
              </table:table-cell>
              <table:table-cell office:value-type="float" office:value="57758400">
                <text:p>57758400</text:p>
              </table:table-cell>
              <table:table-cell office:value-type="float" office:value="57006300">
                <text:p>57006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